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master-page-name="Standard">
      <style:paragraph-properties fo:text-align="center" style:justify-single-word="false" style:page-number="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projet 5 NSI : </text:span></text:p>
      <text:p text:style-name="P1"/>
      <text:p text:style-name="Standard">Pour lancer le projet 5, il faut copier l'intégralité des fichiers du projet dans htdoc puis ouvrir le fichier index.html avec l’adresse <text:span text:style-name="T3">localhost/index.html</text:span></text:p>
      <text:p text:style-name="Standard"/>
      <text:p text:style-name="Standard">Pour s'inscrire, tout en haut des pages du site il y a une barre de navigation où sont référencés les pages principales : <text:span text:style-name="T3">accueil</text:span>,<text:span text:style-name="T3">page d’inscription</text:span>, Un espace dédié à l'utilisateur </text:p>
      <text:p text:style-name="Standard"/>
      <text:p text:style-name="Standard"/>
      <text:p text:style-name="Standard"><text:span text:style-name="T2">Pour <text:s/>se connecter : <text:s/></text:span></text:p>
      <text:p text:style-name="Standard">Pour se connecter les compte utilisateur sont automatiquement créé une fois le formulaire d’inscription, À ce moment si vous venez juste de terminer une inscription vous serez automatiquement redirigé ver la page de connexion sinon pour y accéder cliquer sur “Mon espace” et vous serez invité à entrer vos identifiants et mot de passe </text:p>
      <text:p text:style-name="Standard">astuce : </text:p>
      <text:list xml:id="list1016639486" text:style-name="WWNum3">
        <text:list-item>
          <text:p text:style-name="P3">l’identifiant de votre compte est généré automatiquement par le site sous le format de <text:s/>: <text:span text:style-name="T4">prénom.nom </text:span></text:p>
        </text:list-item>
        <text:list-item>
          <text:p text:style-name="P3">Les majuscule sont aussi à respecter</text:p>
        </text:list-item>
        <text:list-item>
          <text:p text:style-name="P3">Le <text:span text:style-name="T3">mot de passe</text:span> est celui que vous avez entrez <text:span text:style-name="T3">lors </text:span>de <text:span text:style-name="T3">votre inscription au site </text:span></text:p>
        </text:list-item>
      </text:list>
      <text:p text:style-name="Standard"><text:span text:style-name="T3">Infos importante : Compte administrateur :</text:span></text:p>
      <text:p text:style-name="Standard"><text:span text:style-name="T3">identifiant : admin.admin</text:span></text:p>
      <text:p text:style-name="Standard"><text:span text:style-name="T3">Mot de passe : admin</text:span></text:p>
      <text:p text:style-name="P2"/>
      <text:p text:style-name="Standard"><text:span text:style-name="T2">Une fois connecté :</text:span></text:p>
      <text:p text:style-name="Standard">Une fois que vous vous êtes inscrit et connecté, vous le serez tout le temps jusqu'à ce que vous choisissiez de vous deconnecter soit en cliquant sur le bouton de déconnection "Log Out" ou en quittant la page internet </text:p>
      <text:p text:style-name="Standard">lorsque vous vous connectez vous êtes automatiquement dirigé sur la page mon espace sur celle ci vous pouvez consulter la liste des abonnés si vous êtes membre et si vous êtes administrateur vous pouvez également supprimer des membre du site en renseignant leur ID affiche dans la liste dans le champs de saisie prévu à cet effet puis en cliquant sur le bouton delete</text:p>
      <text:p text:style-name="Standard"/>
      <text:p text:style-name="P6"/>
      <text:p text:style-name="P6"><text:span text:style-name="T2">Page d’inscription : </text:span></text:p>
      <text:p text:style-name="P6">sur la page d’inscription se trouve les champs de renseignement suivant : </text:p>
      <text:p text:style-name="P6">Nom Prénom date de naissance adresse postale numéro de téléphone adresse mail et mot de passe </text:p>
      <text:p text:style-name="P6"><text:soft-page-break/>a savoir que l'âge minimal que les utilisateur doivent posséder est 18 ans si la date de naissance ne correspond pas l’utilisateur ne pourra donc pas s'inscrire </text:p>
      <text:p text:style-name="P6">une securite a aussi été ajouté au numéro de téléphone celui ci ne peut posséder que des chiffre mais aussi à l'adresse mail qui elle doit contenir un “@” </text:p>
      <text:p text:style-name="P6"/>
      <text:p text:style-name="P6"><text:span text:style-name="T2">Voici des compte a disposition</text:span></text:p>
      <text:list xml:id="list1659876077" text:style-name="WWNum1">
        <text:list-item>
          <text:p text:style-name="P4"><text:span text:style-name="T1">Administrateur : </text:span></text:p>
        </text:list-item>
      </text:list>
      <text:p text:style-name="P6">identifiant : <text:s/>admin.admin <text:tab/>// mot de passe : admin<text:tab/>// status : <text:span text:style-name="T3">ADMIN</text:span></text:p>
      <text:p text:style-name="Standard">identifiant : <text:s/>owner.nathan<text:tab/> // mot de passe : onthn <text:tab/>// status : <text:span text:style-name="T3">ADMIN</text:span></text:p>
      <text:list xml:id="list16563569" text:style-name="WWNum2">
        <text:list-item>
          <text:p text:style-name="P5"><text:span text:style-name="T1">Membre normale : </text:span></text:p>
        </text:list-item>
      </text:list>
      <text:p text:style-name="Standard">identifiant : <text:span text:style-name="T3">danbluf.sama <text:s/></text:span><text:tab/>// mot de passe : <text:span text:style-name="T3">Dnbsama2000 </text:span><text:s/><text:tab/>// status : <text:span text:style-name="T3">MEMBRE</text:span></text:p>
      <text:p text:style-name="Standard">identifiant : <text:span text:style-name="T3">Ei.Raiden <text:s/></text:span><text:tab/>// mot de passe : <text:span text:style-name="T3">REi0624 </text:span><text:tab/><text:tab/>// status : <text:span text:style-name="T3">MEMBRE</text:span></text:p>
      <text:p text:style-name="Standard">identifiant : <text:span text:style-name="T3">mirai.kakehashi </text:span><text:s/>// mot de passe : <text:span text:style-name="T3">Mieru2501 </text:span><text:tab/><text:tab/>// status : <text:span text:style-name="T3">MEMBRE</text:span></text:p>
      <text:p text:style-name="P6"/>
      <text:p text:style-name="P6">il en existe d’autre mais je n’ai pas choisis ce tous les mett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Nathan.R / Corentin / Els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0" meta:word-count="461" meta:character-count="2664" meta:non-whitespace-character-count="2203"/>
    <meta:generator>LibreOfficeDev/6.0.5.2$Linux_X86_64 LibreOffice_project/</meta:generator>
  </office:meta>
</office:document-meta>
</file>